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1000000E1C3872D108EB0E5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rel-width="100%" fo:margin-left="0in" fo:margin-top="0in" fo:margin-bottom="0in" table:align="left" style:writing-mode="lr-tb"/>
    </style:style>
    <style:style style:name="Table1.A" style:family="table-column">
      <style:table-column-properties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80" fo:padding-left="0.0757in" fo:padding-right="0.075in" fo:padding-top="0in" fo:padding-bottom="0in" fo:border="0.1pt solid #000000" style:writing-mode="lr-tb">
        <style:background-image/>
      </style:table-cell-properties>
    </style:style>
    <style:style style:name="Table1.A2" style:family="table-cell">
      <style:table-cell-properties fo:padding-left="0.0757in" fo:padding-right="0.075in" fo:padding-top="0in" fo:padding-bottom="0in" fo:border="0.1pt solid #000000" style:writing-mode="lr-tb"/>
    </style:style>
    <style:style style:name="Table1.B2" style:family="table-cell">
      <style:table-cell-properties fo:padding-left="0.0757in" fo:padding-right="0.075in" fo:padding-top="0in" fo:padding-bottom="0in" fo:border="0.1pt solid #000000" style:writing-mode="lr-tb"/>
    </style:style>
    <style:style style:name="P1" style:family="paragraph" style:parent-style-name="Standard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2" style:family="paragraph" style:parent-style-name="Text_20_body"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Heading_20_1" style:list-style-name="WWNum2"/>
    <style:style style:name="P5" style:family="paragraph" style:parent-style-name="Heading_20_2" style:list-style-name="WWNum2"/>
    <style:style style:name="P6" style:family="paragraph" style:parent-style-name="Normal_20__28_Web_29_">
      <style:paragraph-properties fo:margin-top="0in" fo:margin-bottom="0in" loext:contextual-spacing="false"/>
    </style:style>
    <style:style style:name="P7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8" style:family="paragraph" style:parent-style-name="Normal_20__28_Web_29_">
      <style:paragraph-properties fo:margin-top="0in" fo:margin-bottom="0in" loext:contextual-spacing="false"/>
      <style:text-properties fo:font-size="20pt" style:font-size-asian="20pt" style:font-size-complex="20pt"/>
    </style:style>
    <style:style style:name="P9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0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style:font-size-asian="10pt" style:font-name-complex="Verdana1" style:font-size-complex="10pt" style:font-weight-complex="bold"/>
    </style:style>
    <style:style style:name="P11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2" style:family="paragraph" style:parent-style-name="Normal_20__28_Web_29_">
      <style:paragraph-properties fo:margin-top="0in" fo:margin-bottom="0in" loext:contextual-spacing="false"/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3" style:family="paragraph" style:parent-style-name="Normal_20__28_Web_29_">
      <style:paragraph-properties fo:margin-top="0in" fo:margin-bottom="0in" loext:contextual-spacing="false"/>
      <style:text-properties style:font-name="Verdana" fo:font-size="10pt" fo:font-weight="bold" style:font-size-asian="10pt" style:font-weight-asian="bold" style:font-name-complex="Verdana1" style:font-size-complex="10pt"/>
    </style:style>
    <style:style style:name="P14" style:family="paragraph" style:parent-style-name="Normal_20__28_Web_29_">
      <style:paragraph-properties fo:margin-top="0in" fo:margin-bottom="0in" loext:contextual-spacing="false"/>
      <style:text-properties style:font-name="Verdana" fo:font-weight="bold" style:font-weight-asian="bold" style:font-name-complex="Verdana1"/>
    </style:style>
    <style:style style:name="P15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6" style:family="paragraph" style:parent-style-name="Normal_20__28_Web_29_">
      <style:paragraph-properties fo:margin-top="0.0835in" fo:margin-bottom="0in" loext:contextual-spacing="false"/>
    </style:style>
    <style:style style:name="P17" style:family="paragraph" style:parent-style-name="Normal_20__28_Web_29_">
      <style:paragraph-properties fo:margin-top="0.0835in" fo:margin-bottom="0in" loext:contextual-spacing="false"/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8" style:family="paragraph" style:parent-style-name="Footer">
      <style:paragraph-properties fo:margin-left="-0.0984in" fo:margin-right="-0.0992in" fo:text-indent="0in" style:auto-text-indent="false"/>
    </style:style>
    <style:style style:name="P19" style:family="paragraph" style:parent-style-name="Footer">
      <style:paragraph-properties fo:margin-left="-0.0984in" fo:margin-right="-0.0992in" fo:text-indent="0in" style:auto-text-indent="false"/>
      <style:text-properties fo:font-size="10pt" style:font-size-asian="10pt" style:font-size-complex="10pt"/>
    </style:style>
    <style:style style:name="P20" style:family="paragraph" style:parent-style-name="Contents_20_2">
      <style:paragraph-properties>
        <style:tab-stops>
          <style:tab-stop style:position="5.7091in" style:type="right" style:leader-style="dotted" style:leader-text="."/>
          <style:tab-stop style:position="5.9055in" style:type="right" style:leader-style="dotted" style:leader-text="."/>
        </style:tab-stops>
      </style:paragraph-properties>
    </style:style>
    <style:style style:name="P2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5" style:family="text">
      <style:text-properties fo:color="#000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6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7" style:family="text">
      <style:text-properties fo:color="#000000" style:font-name="Verdana" fo:font-size="10pt" style:font-size-asian="10pt" style:font-name-complex="Verdana1" style:font-size-complex="10pt" style:font-weight-complex="bold"/>
    </style:style>
    <style:style style:name="T8" style:family="text">
      <style:text-properties fo:color="#000000" style:font-name="Verdana" fo:font-size="10pt" style:font-size-asian="10pt" style:font-name-complex="Verdana1" style:font-size-complex="10pt"/>
    </style:style>
    <style:style style:name="T9" style:family="text">
      <style:text-properties fo:color="#000000" style:font-name="Verdana" fo:font-weight="bold" style:font-weight-asian="bold" style:font-name-complex="Verdana1" style:font-weight-complex="bold"/>
    </style:style>
    <style:style style:name="T10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1" style:family="text"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T14" style:family="text"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15" style:family="text">
      <style:text-properties style:font-name="Verdana" fo:font-size="10pt" fo:font-weight="normal" style:font-size-asian="10pt" style:font-weight-asian="normal" style:font-name-complex="Verdana1" style:font-size-complex="10pt" style:font-weight-complex="normal"/>
    </style:style>
    <style:style style:name="T16" style:family="text">
      <style:text-properties style:font-name="Verdana" fo:font-size="10pt" fo:font-weight="bold" style:font-size-asian="10pt" style:font-weight-asian="bold" style:font-name-complex="Verdana1" style:font-size-complex="10pt"/>
    </style:style>
    <style:style style:name="T17" style:family="text">
      <style:text-properties fo:color="#373737" fo:font-size="10pt" fo:font-weight="bold" style:font-size-asian="10pt" style:font-weight-asian="bold" style:font-size-complex="10pt" style:font-weight-complex="bold" fo:background-color="#ffffff"/>
    </style:style>
    <style:style style:name="T18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874in" fo:min-width="0.0799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7"/>
      <text:p text:style-name="Text_20_body"/>
      <text:p text:style-name="Text_20_body"/>
      <text:p text:style-name="Text_20_body"/>
      <text:p text:style-name="Título3">CASO DE NEGOCIO</text:p>
      <text:p text:style-name="P1"/>
      <text:p text:style-name="P1"/>
      <text:list xml:id="list3174781410" text:style-name="WWNum2">
        <text:list-item>
          <text:h text:style-name="P4" text:outline-level="1"><text:bookmark-start text:name="__RefHeading___Toc317_3785770102"/><text:span text:style-name="notranslate"><text:span text:style-name="T1">PROYECTO: Nuevo Proyecto</text:span></text:span><text:bookmark-end text:name="__RefHeading___Toc317_3785770102"/></text:h>
        </text:list-item>
      </text:list>
      <text:p text:style-name="P8"/>
      <text:p text:style-name="P6"><text:span text:style-name="notranslate"><text:span text:style-name="T3">Fecha: 2021-09-17</text:span></text:span></text:p>
      <text:p text:style-name="P6"><text:span text:style-name="notranslate"><text:span text:style-name="T4"><text:line-break/>Autor: Juan Vasuqez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notranslate"><text:span text:style-name="T5"><text:s/></text:span></text:span><text:span text:style-name="notranslate"><text:span text:style-name="T6">Versión Control Chart: </text:span></text:span></text:p>
      <text:p text:style-name="P17"><text:span text:style-name="notranslate"/></text:p>
      <text:p text:style-name="P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11">Nombre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6"/>
      <text:p text:style-name="Encabezado_20_de_20_lista">Tabla de Contenidos</text:p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317_3785770102" text:style-name="Index_20_Link" text:visited-style-name="Index_20_Link"><text:span text:style-name="T12">PROYECTO:</text:span></text:a><text:a xlink:type="simple" xlink:href="#__RefHeading___Toc317_3785770102" text:style-name="Index_20_Link" text:visited-style-name="Index_20_Link"><text:tab/>1</text:a></text:p>
          <text:p text:style-name="Contents_20_1"><text:a xlink:type="simple" xlink:href="#__RefHeading___Toc319_3785770102" text:style-name="Index_20_Link" text:visited-style-name="Index_20_Link">I- Sumario Ejecutivo<text:tab/>3</text:a></text:p>
          <text:p text:style-name="P20"><text:soft-page-break/><text:a xlink:type="simple" xlink:href="#__RefHeading___Toc333_3785770102" text:style-name="Index_20_Link" text:visited-style-name="Index_20_Link">a- Inconvenientes:<text:tab/>3</text:a></text:p>
          <text:p text:style-name="P20"><text:a xlink:type="simple" xlink:href="#__RefHeading___Toc335_3785770102" text:style-name="Index_20_Link" text:visited-style-name="Index_20_Link">b- Resultados Para el Negocio:<text:tab/>3</text:a></text:p>
          <text:p text:style-name="P20"><text:a xlink:type="simple" xlink:href="#__RefHeading___Toc337_3785770102" text:style-name="Index_20_Link" text:visited-style-name="Index_20_Link">c- Recomendaciones:<text:tab/>3</text:a></text:p>
          <text:p text:style-name="P20"><text:a xlink:type="simple" xlink:href="#__RefHeading___Toc339_3785770102" text:style-name="Index_20_Link" text:visited-style-name="Index_20_Link">d- Justificación:<text:tab/>3</text:a></text:p>
          <text:p text:style-name="Contents_20_1"><text:a xlink:type="simple" xlink:href="#__RefHeading___Toc321_3785770102" text:style-name="Index_20_Link" text:visited-style-name="Index_20_Link">II- Equipo de análisis del caso de negocio<text:tab/>4</text:a></text:p>
          <text:p text:style-name="Contents_20_1"><text:a xlink:type="simple" xlink:href="#__RefHeading___Toc323_3785770102" text:style-name="Index_20_Link" text:visited-style-name="Index_20_Link">III- Especificación del Problema<text:tab/>4</text:a></text:p>
          <text:p text:style-name="P20"><text:a xlink:type="simple" xlink:href="#__RefHeading___Toc341_3785770102" text:style-name="Index_20_Link" text:visited-style-name="Index_20_Link">a- Enunciado:<text:tab/>4</text:a></text:p>
          <text:p text:style-name="P20"><text:a xlink:type="simple" xlink:href="#__RefHeading___Toc343_3785770102" text:style-name="Index_20_Link" text:visited-style-name="Index_20_Link">b- Impacto en la Organización:<text:tab/>4</text:a></text:p>
          <text:p text:style-name="P20"><text:a xlink:type="simple" xlink:href="#__RefHeading___Toc345_3785770102" text:style-name="Index_20_Link" text:visited-style-name="Index_20_Link">c- Implementación:<text:tab/>4</text:a></text:p>
          <text:p text:style-name="Contents_20_1"><text:a xlink:type="simple" xlink:href="#__RefHeading___Toc331_3785770102" text:style-name="Index_20_Link" text:visited-style-name="Index_20_Link">IV- Visión General del Proyecto:<text:tab/>4</text:a></text:p>
          <text:p text:style-name="P20"><text:a xlink:type="simple" xlink:href="#__RefHeading___Toc347_3785770102" text:style-name="Index_20_Link" text:visited-style-name="Index_20_Link">a- Descripción:<text:tab/>4</text:a></text:p>
          <text:p text:style-name="P20"><text:a xlink:type="simple" xlink:href="#__RefHeading___Toc349_3785770102" text:style-name="Index_20_Link" text:visited-style-name="Index_20_Link">b- Objetivos:<text:tab/>5</text:a></text:p>
          <text:p text:style-name="P20"><text:a xlink:type="simple" xlink:href="#__RefHeading___Toc351_3785770102" text:style-name="Index_20_Link" text:visited-style-name="Index_20_Link">c- Criterios de Evaluación:<text:tab/>5</text:a></text:p>
          <text:p text:style-name="P20"><text:a xlink:type="simple" xlink:href="#__RefHeading___Toc353_3785770102" text:style-name="Index_20_Link" text:visited-style-name="Index_20_Link">d- Supuestos:<text:tab/>5</text:a></text:p>
          <text:p text:style-name="P20"><text:a xlink:type="simple" xlink:href="#__RefHeading___Toc355_3785770102" text:style-name="Index_20_Link" text:visited-style-name="Index_20_Link">e- Restricciones:<text:tab/>5</text:a></text:p>
          <text:p text:style-name="P20"><text:a xlink:type="simple" xlink:href="#__RefHeading___Toc357_3785770102" text:style-name="Index_20_Link" text:visited-style-name="Index_20_Link">f- Hitos Mas Relevantes:<text:tab/>5</text:a></text:p>
          <text:p text:style-name="Contents_20_1"><text:a xlink:type="simple" xlink:href="#__RefHeading___Toc325_3785770102" text:style-name="Index_20_Link" text:visited-style-name="Index_20_Link">V- Análisis Costo-Beneficio<text:tab/>6</text:a></text:p>
          <text:p text:style-name="Contents_20_1"><text:a xlink:type="simple" xlink:href="#__RefHeading___Toc327_3785770102" text:style-name="Index_20_Link" text:visited-style-name="Index_20_Link">VI- Análisis de Alternativas:<text:tab/>6</text:a></text:p>
          <text:p text:style-name="Contents_20_1"><text:a xlink:type="simple" xlink:href="#__RefHeading___Toc329_3785770102" text:style-name="Index_20_Link" text:visited-style-name="Index_20_Link">VII- Aprobadores:<text:tab/>7</text:a></text:p>
          <text:p text:style-name="P6"/>
        </text:index-body>
      </text:table-of-content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42113481235723" text:continue-numbering="true" text:style-name="WWNum2">
        <text:list-item>
          <text:h text:style-name="P4" text:outline-level="1"><text:bookmark-start text:name="__RefHeading___Toc319_3785770102"/><text:span text:style-name="notranslate">I- Sumario Ejecutivo<text:line-break/></text:span><text:bookmark-end text:name="__RefHeading___Toc319_3785770102"/></text:h>
        </text:list-item>
      </text:list>
      <text:p text:style-name="Text_20_body"><text:span text:style-name="notranslate">Nuevo Sumario Ejecutivo</text:span></text:p>
      <text:p text:style-name="P6"><text:soft-page-break/><text:span text:style-name="notranslate"><text:span text:style-name="T7"><text:tab/> <text:s text:c="2"/><text:tab/><text:tab/> <text:s text:c="8"/><text:tab/></text:span></text:span></text:p>
      <text:list xml:id="list142113364083461" text:continue-numbering="true" text:style-name="WWNum2">
        <text:list-item>
          <text:list>
            <text:list-item>
              <text:h text:style-name="P5" text:outline-level="2"><text:bookmark-start text:name="__RefHeading___Toc333_3785770102"/><text:span text:style-name="notranslate">a- Inconvenientes:<text:line-break/></text:span><text:bookmark-end text:name="__RefHeading___Toc333_3785770102"/></text:h>
            </text:list-item>
          </text:list>
        </text:list-item>
      </text:list>
      <text:p text:style-name="Text_20_body"><text:span text:style-name="notranslate">Nuevo Inconveniente</text:span></text:p>
      <text:list xml:id="list142112898943097" text:continue-numbering="true" text:style-name="WWNum2">
        <text:list-item>
          <text:list>
            <text:list-item>
              <text:h text:style-name="P5" text:outline-level="2"><text:bookmark-start text:name="__RefHeading___Toc335_3785770102"/><text:span text:style-name="notranslate">b- Resultados Para el Negocio:<text:line-break/> </text:span><text:bookmark-end text:name="__RefHeading___Toc335_3785770102"/></text:h>
            </text:list-item>
          </text:list>
        </text:list-item>
      </text:list>
      <text:p text:style-name="P2"><text:span text:style-name="notranslate"/></text:p>
      <text:p text:style-name="P6"/>
      <text:list xml:id="list142111878973953" text:continue-numbering="true" text:style-name="WWNum2">
        <text:list-item>
          <text:list>
            <text:list-item>
              <text:h text:style-name="P5" text:outline-level="2"><text:bookmark-start text:name="__RefHeading___Toc337_3785770102"/><text:span text:style-name="notranslate">c- Recomendaciones:<text:line-break/></text:span><text:bookmark-end text:name="__RefHeading___Toc337_3785770102"/></text:h>
            </text:list-item>
          </text:list>
        </text:list-item>
      </text:list>
      <text:p text:style-name="P2"><text:span text:style-name="notranslate"/></text:p>
      <text:p text:style-name="P6"/>
      <text:list xml:id="list142113071884254" text:continue-numbering="true" text:style-name="WWNum2">
        <text:list-item>
          <text:list>
            <text:list-item>
              <text:h text:style-name="P5" text:outline-level="2"><text:bookmark-start text:name="__RefHeading___Toc339_3785770102"/><text:span text:style-name="notranslate">d- Justificación:<text:line-break/></text:span><text:bookmark-end text:name="__RefHeading___Toc339_3785770102"/></text:h>
            </text:list-item>
          </text:list>
        </text:list-item>
      </text:list>
      <text:p text:style-name="Text_20_body"/>
      <text:list xml:id="list142112984716228" text:continue-numbering="true" text:style-name="WWNum2">
        <text:list-item>
          <text:h text:style-name="P4" text:outline-level="1"><text:bookmark-start text:name="__RefHeading___Toc321_3785770102"/><text:span text:style-name="notranslate">II- Equipo de análisis del caso de negocio</text:span><text:bookmark-end text:name="__RefHeading___Toc321_3785770102"/></text:h>
        </text:list-item>
      </text:list>
      <text:p text:style-name="P6"><text:span text:style-name="T9">aaaaa</text:span></text:p>
      <text:list xml:id="list142112560159499" text:continue-numbering="true" text:style-name="WWNum2">
        <text:list-item>
          <text:h text:style-name="P4" text:outline-level="1"><text:bookmark-start text:name="__RefHeading___Toc323_3785770102"/><text:span text:style-name="notranslate">III- Especificación del Problema<text:line-break/></text:span><text:bookmark-end text:name="__RefHeading___Toc323_3785770102"/></text:h>
          <text:list>
            <text:list-item>
              <text:h text:style-name="P5" text:outline-level="2"><text:bookmark-start text:name="__RefHeading___Toc341_3785770102"/><text:span text:style-name="notranslate">a- Enunciado: <text:line-break/></text:span><text:bookmark-end text:name="__RefHeading___Toc341_3785770102"/></text:h>
            </text:list-item>
          </text:list>
        </text:list-item>
      </text:list>
      <text:p text:style-name="Text_20_body"/>
      <text:p text:style-name="P10"><text:span text:style-name="notranslate"/></text:p>
      <text:list xml:id="list142112538103990" text:continue-numbering="true" text:style-name="WWNum2">
        <text:list-item>
          <text:list>
            <text:list-item>
              <text:h text:style-name="P5" text:outline-level="2"><text:bookmark-start text:name="__RefHeading___Toc343_3785770102"/><text:span text:style-name="notranslate">b- Impacto en la Organización: <text:line-break/></text:span><text:bookmark-end text:name="__RefHeading___Toc343_3785770102"/></text:h>
            </text:list-item>
          </text:list>
        </text:list-item>
      </text:list>
      <text:p text:style-name="Text_20_body"/>
      <text:list xml:id="list142113022836633" text:continue-numbering="true" text:style-name="WWNum2">
        <text:list-item>
          <text:list>
            <text:list-item>
              <text:h text:style-name="P5" text:outline-level="2"><text:bookmark-start text:name="__RefHeading___Toc345_3785770102"/><text:span text:style-name="notranslate">c- Implementación:<text:line-break/></text:span><text:bookmark-end text:name="__RefHeading___Toc345_3785770102"/></text:h>
            </text:list-item>
          </text:list>
        </text:list-item>
      </text:list>
      <text:p text:style-name="Text_20_body"/>
      <text:p text:style-name="P12"><text:soft-page-break/><text:span text:style-name="notranslate"/></text:p>
      <text:list xml:id="list142113015367028" text:continue-numbering="true" text:style-name="WWNum2">
        <text:list-item>
          <text:h text:style-name="P4" text:outline-level="1"><text:bookmark-start text:name="__RefHeading___Toc331_3785770102"/><text:span text:style-name="notranslate">IV- Visión General del Proyecto:<text:line-break/></text:span><text:bookmark-end text:name="__RefHeading___Toc331_3785770102"/></text:h>
          <text:list>
            <text:list-item>
              <text:h text:style-name="P5" text:outline-level="2"><text:bookmark-start text:name="__RefHeading___Toc347_3785770102"/>a- Descripción: <text:bookmark-end text:name="__RefHeading___Toc347_3785770102"/></text:h>
            </text:list-item>
          </text:list>
        </text:list-item>
      </text:list>
      <text:p text:style-name="Text_20_body"/>
      <text:list xml:id="list142111539151792" text:continue-numbering="true" text:style-name="WWNum2">
        <text:list-item>
          <text:list>
            <text:list-item>
              <text:h text:style-name="P5" text:outline-level="2">b- Objetivos:</text:h>
            </text:list-item>
          </text:list>
        </text:list-item>
      </text:list>
      <text:p text:style-name="P3">aaaaa</text:p>
      <text:p text:style-name="P13"/>
      <text:list xml:id="list142113288253303" text:continue-numbering="true" text:style-name="WWNum2">
        <text:list-item>
          <text:list>
            <text:list-item>
              <text:h text:style-name="P5" text:outline-level="2">c- Criterios de Evaluación:</text:h>
            </text:list-item>
          </text:list>
        </text:list-item>
      </text:list>
      <text:p text:style-name="P6"><text:span text:style-name="T15">aaaaa</text:span></text:p>
      <text:list xml:id="list142112561830411" text:continue-numbering="true" text:style-name="WWNum2">
        <text:list-item>
          <text:list>
            <text:list-item>
              <text:h text:style-name="P5" text:outline-level="2"><text:bookmark-start text:name="__RefHeading___Toc353_3785770102"/>d- Supuestos:<text:bookmark-end text:name="__RefHeading___Toc353_3785770102"/></text:h>
            </text:list-item>
          </text:list>
        </text:list-item>
      </text:list>
      <text:p text:style-name="Text_20_body"><text:bookmark text:name="__DdeLink__25_3745920159"/><text:span text:style-name="T14"><text:line-break/></text:span></text:p>
      <text:list xml:id="list142112987206686" text:continue-numbering="true" text:style-name="WWNum2">
        <text:list-item>
          <text:list>
            <text:list-item>
              <text:h text:style-name="P5" text:outline-level="2"><text:bookmark-start text:name="__RefHeading___Toc355_3785770102"/>e- Restricciones:<text:bookmark-end text:name="__RefHeading___Toc355_3785770102"/></text:h>
            </text:list-item>
          </text:list>
        </text:list-item>
      </text:list>
      <text:p text:style-name="Text_20_body"/>
      <text:list xml:id="list142112299708676" text:continue-numbering="true" text:style-name="WWNum2">
        <text:list-item>
          <text:list>
            <text:list-item>
              <text:h text:style-name="P5" text:outline-level="2"><text:bookmark-start text:name="__RefHeading___Toc357_3785770102"/>f- Hitos Mas Relevantes:<text:bookmark-end text:name="__RefHeading___Toc357_3785770102"/></text:h>
            </text:list-item>
          </text:list>
        </text:list-item>
      </text:list>
      <text:p text:style-name="P3">aaaaa</text:p>
      <text:p text:style-name="P12"/>
      <text:list xml:id="list142112356267163" text:continue-numbering="true" text:style-name="WWNum2">
        <text:list-item>
          <text:h text:style-name="P4" text:outline-level="1"><text:bookmark-start text:name="__RefHeading___Toc325_3785770102"/>V- Análisis Costo-Beneficio<text:bookmark-end text:name="__RefHeading___Toc325_3785770102"/></text:h>
        </text:list-item>
      </text:list>
      <text:p text:style-name="P6">aaaaa</text:p>
      <text:p text:style-name="P14"/>
      <text:list xml:id="list142113578224449" text:continue-numbering="true" text:style-name="WWNum2">
        <text:list-item>
          <text:h text:style-name="P4" text:outline-level="1"><text:bookmark-start text:name="__RefHeading___Toc327_3785770102"/>VI- Análisis de Alternativas:<text:bookmark-end text:name="__RefHeading___Toc327_3785770102"/></text:h>
        </text:list-item>
      </text:list>
      <text:p text:style-name="Text_20_body">aaaaa</text:p>
      <text:p text:style-name="P11"><text:soft-page-break/></text:p>
      <text:list xml:id="list142113428935640" text:continue-numbering="true" text:style-name="WWNum2">
        <text:list-item>
          <text:h text:style-name="P4" text:outline-level="1"><text:bookmark-start text:name="__RefHeading___Toc329_3785770102"/>VII- Aprobadores:<text:bookmark-end text:name="__RefHeading___Toc329_3785770102"/></text:h>
        </text:list-item>
      </text:list>
      <text:p text:style-name="Text_20_body">aaaaa</text:p>
      <text:p text:style-name="P6"><text:span text:style-name="T8">Los aprobadores dan conformidad del entendimiento de este documento y al firmar indican la aprobación de la continuación del proyecto objeto del caso de negocio y que los siguientes pasos serán crear un proyecto formal acorde con los detalles a grandes rasgos aquí presentados: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 fo:text-align="start" style:justify-single-word="false" style:writing-mode="lr-tb"/>
      <style:text-properties style:font-name="Verdana" fo:font-family="Verdana" style:font-family-generic="roman" style:font-pitch="variable" fo:font-size="12pt" fo:font-weight="bold" style:letter-kerning="true" style:font-size-asian="12pt" style:font-weight-asian="bold" style:font-name-complex="Verdana1" style:font-family-complex="Verdan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945in" fo:margin-bottom="0.1945in" loext:contextual-spacing="false" fo:text-align="start" style:justify-single-word="false" style:writing-mode="lr-tb"/>
      <style:text-properties style:font-name="Verdana" fo:font-family="Verdana" style:font-family-generic="roman" style:font-pitch="variable" fo:font-size="10pt" fo:font-weight="bold" style:font-size-asian="10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4pt" fo:language="es" fo:country="CL" fo:font-weight="bold" style:letter-kerning="fals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1pt" fo:language="es" fo:country="CL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1pt" fo:language="es" fo:country="CL" fo:font-style="italic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ido_20_del_20_marco" style:display-name="Contenido del marco" style:family="paragraph" style:parent-style-name="Standard" style:default-outline-level=""/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ncabezado_20_de_20_lista" style:display-name="Encabezado de lista" style:family="paragraph" style:parent-style-name="Título5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Índice" style:default-outline-level="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5" style:display-name="Fuente de párrafo predeter.5" style:family="text"/>
    <style:style style:name="Fuente_20_de_20_párrafo_20_predeter.3" style:display-name="Fuente de párrafo predeter.3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2" style:display-name="Fuente de párrafo predeter.2" style:family="text"/>
    <style:style style:name="notranslat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1" style:display-name="Fuente de párrafo predeter.1" style:family="text"/>
    <style:style style:name="Número_20_de_20_página" style:display-name="Número de página" style:family="text" style:parent-style-name="Fuente_20_de_20_párrafo_20_predeter.3"/>
    <style:style style:name="Enlace_20_del_20_índice" style:display-name="Enlace del índice" style:family="text"/>
    <style:style style:name="Fuente_20_de_20_párrafo_20_predeter.4" style:display-name="Fuente de párrafo predeter.4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margin-left="-0.0984in" fo:margin-right="-0.0992in" fo:text-indent="0in" style:auto-text-indent="false"/>
      <style:text-properties fo:font-size="10pt" style:font-size-asian="10pt" style:font-size-complex="10pt"/>
    </style:style>
    <style:style style:name="MP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P5" style:family="paragraph" style:parent-style-name="Footer">
      <style:paragraph-properties fo:margin-left="-0.0984in" fo:margin-right="-0.0992in" fo:text-indent="0in" style:auto-text-indent="false"/>
    </style:style>
    <style:style style:name="MT1" style:family="text">
      <style:text-properties fo:color="#000000"/>
    </style:style>
    <style:style style:name="MT2" style:family="text">
      <style:text-properties fo:color="#373737" fo:font-size="10pt" fo:font-weight="bold" style:font-size-asian="10pt" style:font-weight-asian="bold" style:font-size-complex="10pt" style:font-weight-complex="bold" fo:background-color="#ffffff"/>
    </style:style>
    <style:style style:name="MT3" style:family="text">
      <style:text-properties fo:font-size="10pt" style:font-size-asian="10pt" style:font-size-complex="10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solid" draw:fill-color="#ffffff" draw:textarea-vertical-align="top" draw:auto-grow-height="false" fo:min-height="0.1874in" fo:min-width="0.0799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13" draw:style-name="Mgr1" draw:text-style-name="MP2" svg:width="0.7295in" svg:height="0.7295in"><draw:image xlink:href="Pictures/10000000000000E1000000E1C3872D108EB0E561.png" xlink:type="simple" xlink:show="embed" xlink:actuate="onLoad"><text:p/></draw:image></draw:frame></text:p>
      </style:header>
      <style:footer>
        <text:p text:style-name="MP3"><draw:custom-shape text:anchor-type="paragraph" draw:z-index="6" draw:name="Marco1" draw:style-name="Mgr2" draw:text-style-name="MP4" svg:width="0.0823in" svg:height="0.1898in" svg:x="7.0028in" svg:y="0.0008in"><text:p text:style-name="Footer"><text:span text:style-name="Número_20_de_20_página"><text:span text:style-name="MT1"><text:page-number text:select-page="current">7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><text:span text:style-name="MT2">@Copyright 2017-2018, TaskControl PMS . All Rights Reserved. </text:span><text:span text:style-name="MT3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5:00</meta:creation-date>
    <meta:initial-creator>R.Giangreco for TaskControl PMT</meta:initial-creator>
    <dc:language>es-CL</dc:language>
    <dc:date>2020-06-27T01:19:30</dc:date>
    <meta:editing-cycles>4</meta:editing-cycles>
    <dc:title>Caso de negocio</dc:title>
    <meta:editing-duration>PT4M</meta:editing-duration>
    <meta:generator>LibreOffice/6.0.7.3$Linux_X86_64 LibreOffice_project/00m0$Build-3</meta:generator>
    <meta:document-statistic meta:table-count="1" meta:image-count="0" meta:object-count="0" meta:page-count="7" meta:paragraph-count="63" meta:word-count="235" meta:character-count="1531" meta:non-whitespace-character-count="1319"/>
    <meta:template xlink:type="simple" xlink:actuate="onRequest" xlink:title="Normal_x005F_x0000_" xlink:href=""/>
  </office:meta>
</office:document-meta>
</file>